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67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8" draw:style-name="gr4" draw:text-style-name="P3" draw:layer="layout" svg:width="5.385cm" svg:height="0.607cm" svg:x="2.342cm" svg:y="5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4" draw:layer="layout" svg:width="0.613cm" svg:height="0.638cm" draw:transform="rotate (-1.5707963267949) translate (20.674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draw:transform="rotate (1.5707963267949) translate (10.169cm 9.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6" draw:layer="layout" svg:width="5.386cm" svg:height="0.607cm" draw:transform="rotate (-1.5707963267949) translate (11.334cm 4.273cm)">
          <text:p text:style-name="P5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svg:x="12.954cm" svg:y="4.4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7" draw:layer="layout" svg:width="0.927cm" svg:height="1.434cm" svg:x="7.841cm" svg:y="5.83cm">
          <text:p text:style-name="P5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7" draw:layer="layout" svg:width="0.99cm" svg:height="1.436cm" svg:x="17.78cm" svg:y="5.954cm">
          <text:p text:style-name="P5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1.891cm" svg:height="1.012cm" draw:transform="rotate (1.5707963267949) translate (0.632cm 7.424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3.842cm" svg:x2="10.169cm" svg:y2="3.843cm">
          <text:p/>
        </draw:line>
        <draw:custom-shape draw:name="TextBox 28" draw:style-name="gr14" draw:text-style-name="P8" draw:layer="layout" svg:width="1.892cm" svg:height="1.011cm" svg:x="13.273cm" svg:y="2.619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1.917cm" svg:height="1.013cm" svg:x="4.124cm" svg:y="1.329cm">
          <text:p text:style-name="P9"><text:span text:style-name="T3">N</text:span><text:span text:style-name="T3">1</text:span><text:span text:style-name="T3">_</text:span><text:span text:style-name="T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9.73cm" svg:y1="4.096cm" svg:x2="9.757cm" svg:y2="9.66cm">
          <text:p/>
        </draw:line>
        <draw:custom-shape draw:name="TextBox 22_1" draw:style-name="gr16" draw:text-style-name="P8" draw:layer="layout" svg:width="1.918cm" svg:height="1.013cm" draw:transform="rotate (1.5707963267949) translate (8.509cm 7.638cm)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2.996cm" svg:x2="19.607cm" svg:y2="10.532cm">
          <text:p/>
        </draw:line>
        <draw:custom-shape draw:name="TextBox 22_2" draw:style-name="gr17" draw:text-style-name="P8" draw:layer="layout" svg:width="1.891cm" svg:height="1.012cm" draw:transform="rotate (1.5707963267949) translate (18.532cm 7.525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2.521cm" svg:x2="20.022cm" svg:y2="2.522cm">
          <text:p/>
        </draw:line>
        <draw:custom-shape draw:name="TextBox 28_0" draw:style-name="gr18" draw:text-style-name="P8" draw:layer="layout" svg:width="1.892cm" svg:height="1.011cm" svg:x="22.873cm" svg:y="1.319cm">
          <text:p text:style-name="P9"><text:span text:style-name="T3">N</text:span><text:span text:style-name="T3">1_</text:span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2.83cm" svg:height="0.962cm" svg:x="13.208cm" svg:y="6.477cm">
          <draw:text-box>
            <text:p>Matrix B</text:p>
          </draw:text-box>
        </draw:frame>
        <draw:frame draw:style-name="gr20" draw:text-style-name="P10" draw:layer="layout" svg:width="2.864cm" svg:height="0.962cm" svg:x="22.536cm" svg:y="6.793cm">
          <draw:text-box>
            <text:p>Matrix C</text:p>
          </draw:text-box>
        </draw:frame>
        <draw:frame draw:style-name="gr21" draw:text-style-name="P10" draw:layer="layout" svg:width="2.792cm" svg:height="0.962cm" svg:x="3.673cm" svg:y="8.284cm">
          <draw:text-box>
            <text:p>Matrix A</text:p>
          </draw:text-box>
        </draw:frame>
        <draw:custom-shape draw:name="Rectangle 13_0" draw:style-name="gr22" draw:text-style-name="P11" draw:layer="layout" svg:width="5.386cm" svg:height="0.607cm" draw:transform="rotate (-1.5707963267949) translate (10.735cm 4.27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23" draw:text-style-name="P11" draw:layer="layout" svg:width="5.386cm" svg:height="0.607cm" draw:transform="rotate (-1.5707963267949) translate (11.337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24" draw:text-style-name="P11" draw:layer="layout" svg:width="5.386cm" svg:height="0.607cm" draw:transform="rotate (-1.5707963267949) translate (11.939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25" draw:text-style-name="P11" draw:layer="layout" svg:width="5.386cm" svg:height="0.607cm" draw:transform="rotate (-1.5707963267949) translate (12.541cm 4.2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0" draw:style-name="gr26" draw:text-style-name="P3" draw:layer="layout" svg:width="5.385cm" svg:height="0.607cm" svg:x="2.343cm" svg:y="5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4" draw:style-name="gr27" draw:text-style-name="P11" draw:layer="layout" svg:width="2.685cm" svg:height="0.607cm" svg:x="11.494cm" svg:y="13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5" draw:style-name="gr28" draw:text-style-name="P11" draw:layer="layout" svg:width="2.687cm" svg:height="0.607cm" svg:x="11.492cm" svg:y="12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6" draw:style-name="gr29" draw:text-style-name="P11" draw:layer="layout" svg:width="2.687cm" svg:height="0.607cm" svg:x="11.492cm" svg:y="11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7" draw:style-name="gr30" draw:text-style-name="P11" draw:layer="layout" svg:width="2.703cm" svg:height="0.607cm" svg:x="11.492cm" svg:y="11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3" draw:layer="layout" svg:width="4.432cm" svg:height="0.878cm" svg:x="12.151cm" svg:y="13.561cm">
          <draw:text-box>
            <text:p text:style-name="P12"><text:span text:style-name="T4">N1_A elements </text:span></text:p>
          </draw:text-box>
        </draw:frame>
        <draw:frame draw:style-name="gr32" draw:text-style-name="P14" draw:layer="layout" svg:width="1.205cm" svg:height="0.962cm" svg:x="10.249cm" svg:y="12.019cm">
          <draw:text-box>
            <text:p><text:span text:style-name="T5">L1</text:span></text:p>
          </draw:text-box>
        </draw:frame>
        <draw:custom-shape draw:name="Rectangle 8_1" draw:style-name="gr33" draw:text-style-name="P3" draw:layer="layout" svg:width="1.342cm" svg:height="0.607cm" svg:x="2.341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1.205cm" svg:height="0.962cm" svg:x="1.15cm" svg:y="12.019cm">
          <draw:text-box>
            <text:p><text:span text:style-name="T5">L0</text:span></text:p>
          </draw:text-box>
        </draw:frame>
        <draw:frame draw:style-name="gr31" draw:text-style-name="P15" draw:layer="layout" svg:width="4.428cm" svg:height="0.878cm" svg:x="2.862cm" svg:y="12.936cm">
          <draw:text-box>
            <text:p><text:span text:style-name="T4">N1_A elements </text:span></text:p>
          </draw:text-box>
        </draw:frame>
        <draw:custom-shape draw:name="Rectangle 9_0" draw:style-name="gr5" draw:text-style-name="P4" draw:layer="layout" svg:width="0.613cm" svg:height="0.638cm" draw:transform="rotate (-1.5707963267949) translate (20.677cm 5.86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5" draw:text-style-name="P4" draw:layer="layout" svg:width="0.613cm" svg:height="0.638cm" draw:transform="rotate (-1.5707963267949) translate (21.312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2" draw:style-name="gr5" draw:text-style-name="P4" draw:layer="layout" svg:width="0.613cm" svg:height="0.638cm" draw:transform="rotate (-1.5707963267949) translate (21.313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5" draw:text-style-name="P4" draw:layer="layout" svg:width="0.613cm" svg:height="0.638cm" draw:transform="rotate (-1.5707963267949) translate (21.953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5" draw:text-style-name="P4" draw:layer="layout" svg:width="0.613cm" svg:height="0.638cm" draw:transform="rotate (-1.5707963267949) translate (22.587cm 5.2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" draw:text-style-name="P4" draw:layer="layout" svg:width="0.613cm" svg:height="0.638cm" draw:transform="rotate (-1.5707963267949) translate (21.954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5" draw:text-style-name="P4" draw:layer="layout" svg:width="0.613cm" svg:height="0.638cm" draw:transform="rotate (-1.5707963267949) translate (22.588cm 5.8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5" draw:layer="layout" svg:width="4.867cm" svg:height="0.878cm" svg:x="2.602cm" svg:y="11.001cm">
          <draw:text-box>
            <text:p text:style-name="P16"><text:span text:style-name="T4">L1 blocks to copy</text:span></text:p>
          </draw:text-box>
        </draw:frame>
        <draw:frame draw:style-name="gr34" draw:text-style-name="P15" draw:layer="layout" svg:width="4.867cm" svg:height="0.878cm" svg:x="11.769cm" svg:y="10.387cm">
          <draw:text-box>
            <text:p text:style-name="P16"><text:span text:style-name="T4">L0 blocks to copy</text:span></text:p>
          </draw:text-box>
        </draw:frame>
        <draw:custom-shape draw:name="Rectangle 13_8" draw:style-name="gr35" draw:text-style-name="P11" draw:layer="layout" svg:width="2.703cm" svg:height="0.607cm" svg:x="14.18cm" svg:y="11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9" draw:style-name="gr36" draw:text-style-name="P11" draw:layer="layout" svg:width="2.7cm" svg:height="0.607cm" svg:x="14.182cm" svg:y="11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0" draw:style-name="gr37" draw:text-style-name="P11" draw:layer="layout" svg:width="2.703cm" svg:height="0.607cm" svg:x="14.18cm" svg:y="12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1" draw:style-name="gr38" draw:text-style-name="P11" draw:layer="layout" svg:width="2.703cm" svg:height="0.607cm" svg:x="14.18cm" svg:y="13.0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2" draw:style-name="gr39" draw:text-style-name="P3" draw:layer="layout" svg:width="1.342cm" svg:height="0.607cm" svg:x="2.341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4" draw:style-name="gr40" draw:text-style-name="P3" draw:layer="layout" svg:width="1.342cm" svg:height="0.607cm" svg:x="3.683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41" draw:text-style-name="P3" draw:layer="layout" svg:width="1.342cm" svg:height="0.607cm" svg:x="5.023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3" draw:style-name="gr42" draw:text-style-name="P3" draw:layer="layout" svg:width="1.342cm" svg:height="0.607cm" svg:x="6.363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6" draw:style-name="gr43" draw:text-style-name="P3" draw:layer="layout" svg:width="1.342cm" svg:height="0.607cm" svg:x="6.363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44" draw:text-style-name="P3" draw:layer="layout" svg:width="1.342cm" svg:height="0.607cm" svg:x="5.021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45" draw:text-style-name="P3" draw:layer="layout" svg:width="1.342cm" svg:height="0.607cm" svg:x="3.681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7" draw:layer="layout" svg:width="2.915cm" svg:height="0.806cm" svg:x="19.846cm" svg:y="4.41cm">
          <draw:text-box>
            <text:p><text:span text:style-name="T6">Workgroup</text:span></text:p>
          </draw:text-box>
        </draw:frame>
        <draw:frame draw:style-name="gr47" draw:text-style-name="P18" draw:layer="layout" svg:width="3.211cm" svg:height="0.962cm" svg:x="3.429cm" svg:y="14.532cm">
          <draw:text-box>
            <text:p><text:span text:style-name="T5">shared_A</text:span></text:p>
          </draw:text-box>
        </draw:frame>
        <draw:frame draw:style-name="gr47" draw:text-style-name="P18" draw:layer="layout" svg:width="3.211cm" svg:height="0.962cm" svg:x="12.562cm" svg:y="14.532cm">
          <draw:text-box>
            <text:p><text:span text:style-name="T5">shared_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4-19T12:28:45.375029970</dc:date>
    <meta:editing-duration>PT2H6M41S</meta:editing-duration>
    <meta:editing-cycles>18</meta:editing-cycles>
    <meta:generator>LibreOffice/7.1.3.2$Linux_X86_64 LibreOffice_project/10$Build-2</meta:generator>
    <meta:document-statistic meta:object-count="63"/>
  </office:meta>
</office:document-meta>
</file>